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7" style:family="table-cell" style:parent-style-name="Default">
      <style:table-cell-properties fo:background-color="#ffffff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England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54" table:default-cell-style-name="ce2"/>
        <table:table-column table:style-name="co11" table:number-columns-repeated="960" table:default-cell-style-name="ce7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ank of England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8836" calcext:value-type="float">
            <text:p>8836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22])/SQRT(SUM([.E2:.E122]))/SQRT(SUM([.F2:.F122]))" office:value-type="float" office:value="0.33616573684213" calcext:value-type="float">
            <text:p>0.34</text:p>
          </table:table-cell>
          <table:table-cell table:style-name="ce6" table:formula="of:=CORREL([.B2:.B122];[.C2:.C122])" office:value-type="float" office:value="0.228437975198842" calcext:value-type="float">
            <text:p>0.23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10000" calcext:value-type="float">
            <text:p>10000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6889" calcext:value-type="float">
            <text:p>6889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7921" calcext:value-type="float">
            <text:p>7921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6400" calcext:value-type="float">
            <text:p>6400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7921" calcext:value-type="float">
            <text:p>7921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6400" calcext:value-type="float">
            <text:p>6400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5329" calcext:value-type="float">
            <text:p>5329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6241" calcext:value-type="float">
            <text:p>6241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3721" calcext:value-type="float">
            <text:p>3721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6084" calcext:value-type="float">
            <text:p>6084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4356" calcext:value-type="float">
            <text:p>4356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3249" calcext:value-type="float">
            <text:p>3249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3721" calcext:value-type="float">
            <text:p>3721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5476" calcext:value-type="float">
            <text:p>5476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3969" calcext:value-type="float">
            <text:p>3969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4225" calcext:value-type="float">
            <text:p>4225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3969" calcext:value-type="float">
            <text:p>3969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3136" calcext:value-type="float">
            <text:p>3136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2209" calcext:value-type="float">
            <text:p>2209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2601" calcext:value-type="float">
            <text:p>2601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2401" calcext:value-type="float">
            <text:p>2401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9409" calcext:value-type="float">
            <text:p>9409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3481" calcext:value-type="float">
            <text:p>3481</text:p>
          </table:table-cell>
          <table:table-cell table:style-name="ce4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4225" calcext:value-type="float">
            <text:p>4225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3969" calcext:value-type="float">
            <text:p>3969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4489" calcext:value-type="float">
            <text:p>4489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4761" calcext:value-type="float">
            <text:p>4761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4761" calcext:value-type="float">
            <text:p>4761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4225" calcext:value-type="float">
            <text:p>4225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2809" calcext:value-type="float">
            <text:p>2809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5329" calcext:value-type="float">
            <text:p>5329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4096" calcext:value-type="float">
            <text:p>4096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3364" calcext:value-type="float">
            <text:p>3364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6241" calcext:value-type="float">
            <text:p>6241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3969" calcext:value-type="float">
            <text:p>3969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3025" calcext:value-type="float">
            <text:p>3025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3136" calcext:value-type="float">
            <text:p>3136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3136" calcext:value-type="float">
            <text:p>3136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8281" calcext:value-type="float">
            <text:p>8281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9025" calcext:value-type="float">
            <text:p>9025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4900" calcext:value-type="float">
            <text:p>4900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8100" calcext:value-type="float">
            <text:p>8100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4624" calcext:value-type="float">
            <text:p>4624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2601" calcext:value-type="float">
            <text:p>2601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1369" calcext:value-type="float">
            <text:p>1369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1444" calcext:value-type="float">
            <text:p>1444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444" calcext:value-type="float">
            <text:p>1444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1600" calcext:value-type="float">
            <text:p>1600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841" calcext:value-type="float">
            <text:p>841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1369" calcext:value-type="float">
            <text:p>1369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1225" calcext:value-type="float">
            <text:p>1225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1089" calcext:value-type="float">
            <text:p>1089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900" calcext:value-type="float">
            <text:p>900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1444" calcext:value-type="float">
            <text:p>1444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961" calcext:value-type="float">
            <text:p>961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625" calcext:value-type="float">
            <text:p>625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1225" calcext:value-type="float">
            <text:p>1225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1156" calcext:value-type="float">
            <text:p>1156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369" calcext:value-type="float">
            <text:p>1369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729" calcext:value-type="float">
            <text:p>729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625" calcext:value-type="float">
            <text:p>625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625" calcext:value-type="float">
            <text:p>625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676" calcext:value-type="float">
            <text:p>676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900" calcext:value-type="float">
            <text:p>900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961" calcext:value-type="float">
            <text:p>961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441" calcext:value-type="float">
            <text:p>441</text:p>
          </table:table-cell>
          <table:table-cell table:style-name="ce4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676" calcext:value-type="float">
            <text:p>676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529" calcext:value-type="float">
            <text:p>529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529" calcext:value-type="float">
            <text:p>529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484" calcext:value-type="float">
            <text:p>484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441" calcext:value-type="float">
            <text:p>441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441" calcext:value-type="float">
            <text:p>441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484" calcext:value-type="float">
            <text:p>484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400" calcext:value-type="float">
            <text:p>400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441" calcext:value-type="float">
            <text:p>441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529" calcext:value-type="float">
            <text:p>529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529" calcext:value-type="float">
            <text:p>529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289" calcext:value-type="float">
            <text:p>289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484" calcext:value-type="float">
            <text:p>484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441" calcext:value-type="float">
            <text:p>441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361" calcext:value-type="float">
            <text:p>361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441" calcext:value-type="float">
            <text:p>441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324" calcext:value-type="float">
            <text:p>324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400" calcext:value-type="float">
            <text:p>400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361" calcext:value-type="float">
            <text:p>361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361" calcext:value-type="float">
            <text:p>361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324" calcext:value-type="float">
            <text:p>324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529" calcext:value-type="float">
            <text:p>529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529" calcext:value-type="float">
            <text:p>529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361" calcext:value-type="float">
            <text:p>361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961" calcext:value-type="float">
            <text:p>961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484" calcext:value-type="float">
            <text:p>484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400" calcext:value-type="float">
            <text:p>400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625" calcext:value-type="float">
            <text:p>625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361" calcext:value-type="float">
            <text:p>361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400" calcext:value-type="float">
            <text:p>400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529" calcext:value-type="float">
            <text:p>529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289" calcext:value-type="float">
            <text:p>289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400" calcext:value-type="float">
            <text:p>400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361" calcext:value-type="float">
            <text:p>361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324" calcext:value-type="float">
            <text:p>324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361" calcext:value-type="float">
            <text:p>361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289" calcext:value-type="float">
            <text:p>289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324" calcext:value-type="float">
            <text:p>324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289" calcext:value-type="float">
            <text:p>289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400" calcext:value-type="float">
            <text:p>400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324" calcext:value-type="float">
            <text:p>324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361" calcext:value-type="float">
            <text:p>361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324" calcext:value-type="float">
            <text:p>324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441" calcext:value-type="float">
            <text:p>441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441" calcext:value-type="float">
            <text:p>441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76" calcext:value-type="float">
            <text:p>76</text:p>
          </table:table-cell>
          <table:table-cell table:style-name="ce4" table:formula="of:=[.B114]*[.B114]" office:value-type="float" office:value="5776" calcext:value-type="float">
            <text:p>5776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4" table:formula="of:=[.B115]*[.C115]" office:value-type="float" office:value="72" calcext:value-type="float">
            <text:p>72</text:p>
          </table:table-cell>
          <table:table-cell table:style-name="ce4" table:formula="of:=[.B115]*[.B115]" office:value-type="float" office:value="5184" calcext:value-type="float">
            <text:p>5184</text:p>
          </table:table-cell>
          <table:table-cell table:style-name="ce4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4" table:formula="of:=[.B116]*[.C116]" office:value-type="float" office:value="65" calcext:value-type="float">
            <text:p>65</text:p>
          </table:table-cell>
          <table:table-cell table:style-name="ce4" table:formula="of:=[.B116]*[.B116]" office:value-type="float" office:value="4225" calcext:value-type="float">
            <text:p>4225</text:p>
          </table:table-cell>
          <table:table-cell table:style-name="ce4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4" table:formula="of:=[.B117]*[.C117]" office:value-type="float" office:value="61" calcext:value-type="float">
            <text:p>61</text:p>
          </table:table-cell>
          <table:table-cell table:style-name="ce4" table:formula="of:=[.B117]*[.B117]" office:value-type="float" office:value="3721" calcext:value-type="float">
            <text:p>3721</text:p>
          </table:table-cell>
          <table:table-cell table:style-name="ce4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4" table:formula="of:=[.B118]*[.C118]" office:value-type="float" office:value="63" calcext:value-type="float">
            <text:p>63</text:p>
          </table:table-cell>
          <table:table-cell table:style-name="ce4" table:formula="of:=[.B118]*[.B118]" office:value-type="float" office:value="3969" calcext:value-type="float">
            <text:p>3969</text:p>
          </table:table-cell>
          <table:table-cell table:style-name="ce4" table:formula="of:=[.C118]*[.C1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4" table:formula="of:=[.B119]*[.C119]" office:value-type="float" office:value="58" calcext:value-type="float">
            <text:p>58</text:p>
          </table:table-cell>
          <table:table-cell table:style-name="ce4" table:formula="of:=[.B119]*[.B119]" office:value-type="float" office:value="3364" calcext:value-type="float">
            <text:p>3364</text:p>
          </table:table-cell>
          <table:table-cell table:style-name="ce4"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[.B120]*[.C120]" office:value-type="float" office:value="54" calcext:value-type="float">
            <text:p>54</text:p>
          </table:table-cell>
          <table:table-cell table:style-name="ce4" table:formula="of:=[.B120]*[.B120]" office:value-type="float" office:value="2916" calcext:value-type="float">
            <text:p>2916</text:p>
          </table:table-cell>
          <table:table-cell table:style-name="ce4" table:formula="of:=[.C120]*[.C1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21]*[.C121]" office:value-type="float" office:value="60" calcext:value-type="float">
            <text:p>60</text:p>
          </table:table-cell>
          <table:table-cell table:style-name="ce4" table:formula="of:=[.B121]*[.B121]" office:value-type="float" office:value="3600" calcext:value-type="float">
            <text:p>3600</text:p>
          </table:table-cell>
          <table:table-cell table:style-name="ce4"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4" table:formula="of:=[.B122]*[.C122]" office:value-type="float" office:value="136" calcext:value-type="float">
            <text:p>136</text:p>
          </table:table-cell>
          <table:table-cell table:style-name="ce4" table:formula="of:=[.B122]*[.B122]" office:value-type="float" office:value="4624" calcext:value-type="float">
            <text:p>4624</text:p>
          </table:table-cell>
          <table:table-cell table:style-name="ce4" table:formula="of:=[.C122]*[.C122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19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England vs Fake central bank'.A1:'Bank of England vs Fake central bank'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7">
      <number:number number:decimal-places="1" number:min-decimal-places="1" number:min-integer-digits="1"/>
    </number:number-style>
    <number:date-style style:name="N118">
      <number:day number:style="long"/>
      <number:text>-</number:text>
      <number:month number:style="long"/>
      <number:text>-</number:text>
      <number:year/>
    </number:date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5:22:14.541280129</dc:date>
    <meta:editing-duration>PT3M54S</meta:editing-duration>
    <meta:editing-cycles>1</meta:editing-cycles>
    <meta:document-statistic meta:table-count="1" meta:cell-count="740" meta:object-count="0"/>
    <meta:generator>LibreOffice/7.3.7.2$Linux_X86_64 LibreOffice_project/30$Build-2</meta:generator>
  </office:meta>
</office:document-meta>
</file>